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DejaVu Sans" svg:font-family="'DejaVu Sans'"/>
    <style:font-face style:name="FreeSans" svg:font-family="FreeSans"/>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Ubuntu" svg:font-family="Ubuntu"/>
    <style:font-face style:name="Droid Sans Fallback1" svg:font-family="'Droid Sans Fallback'" style:font-family-generic="modern" style:font-pitch="fixed"/>
    <style:font-face style:name="Liberation Mono" svg:font-family="'Liberation Mono'" style:font-family-generic="modern" style:font-pitch="fixed"/>
    <style:font-face style:name="Ubuntu1" svg:font-family="Ubuntu"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1f6b6" officeooo:paragraph-rsid="0011f6b6" style:font-weight-asian="bold" style:font-weight-complex="bold"/>
    </style:style>
    <style:style style:name="P5" style:family="paragraph" style:parent-style-name="Standard">
      <style:text-properties fo:font-weight="bold" officeooo:rsid="0011c520" officeooo:paragraph-rsid="0011c520" style:font-weight-asian="bold" style:font-weight-complex="bold"/>
    </style:style>
    <style:style style:name="P6" style:family="paragraph" style:parent-style-name="Standard">
      <style:text-properties fo:font-weight="bold" officeooo:rsid="001ae687" officeooo:paragraph-rsid="001ae687" style:font-weight-asian="bold" style:font-weight-complex="bold"/>
    </style:style>
    <style:style style:name="P7" style:family="paragraph" style:parent-style-name="Standard">
      <style:text-properties fo:font-weight="bold" officeooo:rsid="001bc179" officeooo:paragraph-rsid="001bc179" style:font-weight-asian="bold" style:font-weight-complex="bold"/>
    </style:style>
    <style:style style:name="P8" style:family="paragraph" style:parent-style-name="Standard">
      <style:text-properties fo:font-weight="bold" officeooo:rsid="001be3db" officeooo:paragraph-rsid="001be3db" style:font-weight-asian="bold" style:font-weight-complex="bold"/>
    </style:style>
    <style:style style:name="P9" style:family="paragraph" style:parent-style-name="Standard">
      <style:text-properties fo:font-weight="bold" officeooo:rsid="001d2fb1" officeooo:paragraph-rsid="001d2fb1" style:font-weight-asian="bold" style:font-weight-complex="bold"/>
    </style:style>
    <style:style style:name="P10" style:family="paragraph" style:parent-style-name="Standard">
      <style:text-properties fo:font-weight="bold" officeooo:paragraph-rsid="001be3db" style:font-weight-asian="bold" style:font-weight-complex="bold"/>
    </style:style>
    <style:style style:name="P11" style:family="paragraph" style:parent-style-name="Standard">
      <style:text-properties fo:font-weight="bold" officeooo:rsid="00145ec6" officeooo:paragraph-rsid="00145ec6" style:font-weight-asian="bold" style:font-weight-complex="bold"/>
    </style:style>
    <style:style style:name="P12" style:family="paragraph" style:parent-style-name="Standard">
      <style:text-properties officeooo:rsid="0011f6b6" officeooo:paragraph-rsid="0011f6b6"/>
    </style:style>
    <style:style style:name="P13" style:family="paragraph" style:parent-style-name="Standard">
      <style:text-properties fo:font-weight="normal" officeooo:rsid="0012bbd9" officeooo:paragraph-rsid="0012bbd9" style:font-weight-asian="normal" style:font-weight-complex="normal"/>
    </style:style>
    <style:style style:name="P14" style:family="paragraph" style:parent-style-name="Standard">
      <style:text-properties officeooo:rsid="0015e80d" officeooo:paragraph-rsid="0015e80d"/>
    </style:style>
    <style:style style:name="P15" style:family="paragraph" style:parent-style-name="Standard">
      <style:text-properties officeooo:paragraph-rsid="001be3db"/>
    </style:style>
    <style:style style:name="P16" style:family="paragraph" style:parent-style-name="Standard">
      <style:text-properties officeooo:rsid="002171ec" officeooo:paragraph-rsid="0021e6b2"/>
    </style:style>
    <style:style style:name="P17" style:family="paragraph" style:parent-style-name="Standard" style:master-page-name="">
      <style:paragraph-properties fo:margin-left="1cm" fo:margin-right="0cm" fo:text-indent="0cm" style:auto-text-indent="false" style:page-number="auto"/>
    </style:style>
    <style:style style:name="P18" style:family="paragraph" style:parent-style-name="Standard">
      <style:paragraph-properties fo:margin-left="0cm" fo:margin-right="0cm" fo:text-indent="0cm" style:auto-text-indent="false"/>
      <style:text-properties officeooo:rsid="001bc179" officeooo:paragraph-rsid="001bc179"/>
    </style:style>
    <style:style style:name="P19" style:family="paragraph" style:parent-style-name="Standard">
      <style:paragraph-properties fo:margin-left="0cm" fo:margin-right="0cm" fo:text-indent="0cm" style:auto-text-indent="false"/>
      <style:text-properties fo:font-weight="bold" officeooo:rsid="0021e6b2" officeooo:paragraph-rsid="0021e6b2" style:font-weight-asian="bold" style:font-weight-complex="bold"/>
    </style:style>
    <style:style style:name="P20" style:family="paragraph" style:parent-style-name="Standard">
      <style:paragraph-properties fo:margin-left="0cm" fo:margin-right="0cm" fo:text-indent="0cm" style:auto-text-indent="false"/>
      <style:text-properties officeooo:rsid="002171ec" officeooo:paragraph-rsid="002171ec"/>
    </style:style>
    <style:style style:name="P21" style:family="paragraph" style:parent-style-name="Standard">
      <style:paragraph-properties fo:margin-left="0cm" fo:margin-right="0cm" fo:text-indent="0cm" style:auto-text-indent="false"/>
      <style:text-properties officeooo:rsid="002171ec" officeooo:paragraph-rsid="0022d076"/>
    </style:style>
    <style:style style:name="P22" style:family="paragraph" style:parent-style-name="Standard">
      <style:paragraph-properties fo:margin-left="0cm" fo:margin-right="0cm" fo:text-indent="0cm" style:auto-text-indent="false"/>
      <style:text-properties officeooo:rsid="0022d076" officeooo:paragraph-rsid="0022d076"/>
    </style:style>
    <style:style style:name="P23" style:family="paragraph" style:parent-style-name="Standard">
      <style:paragraph-properties fo:margin-left="0cm" fo:margin-right="0cm" fo:text-indent="0cm" style:auto-text-indent="false"/>
      <style:text-properties fo:color="#000099" officeooo:rsid="001bc179" officeooo:paragraph-rsid="001bc179"/>
    </style:style>
    <style:style style:name="P24" style:family="paragraph" style:parent-style-name="Standard">
      <style:paragraph-properties fo:margin-left="0cm" fo:margin-right="0cm" fo:text-indent="0cm" style:auto-text-indent="false"/>
      <style:text-properties fo:color="#990066" officeooo:rsid="001bc179" officeooo:paragraph-rsid="001bc179"/>
    </style:style>
    <style:style style:name="P25" style:family="paragraph" style:parent-style-name="Standard">
      <style:paragraph-properties fo:margin-left="0cm" fo:margin-right="0cm" fo:text-indent="0cm" style:auto-text-indent="false"/>
      <style:text-properties officeooo:rsid="0026298c" officeooo:paragraph-rsid="0026298c"/>
    </style:style>
    <style:style style:name="P26" style:family="paragraph" style:parent-style-name="Standard">
      <style:paragraph-properties fo:margin-left="0cm" fo:margin-right="0cm" fo:text-indent="0cm" style:auto-text-indent="false"/>
      <style:text-properties fo:color="#000000" style:font-name="Ubuntu1" fo:font-size="12pt" officeooo:rsid="00246ae0" officeooo:paragraph-rsid="00246ae0" style:font-size-asian="12pt" style:font-size-complex="12pt"/>
    </style:style>
    <style:style style:name="P27" style:family="paragraph" style:parent-style-name="Standard">
      <style:paragraph-properties fo:margin-left="0cm" fo:margin-right="0cm" fo:text-indent="0cm" style:auto-text-indent="false"/>
      <style:text-properties officeooo:rsid="00246ae0" officeooo:paragraph-rsid="00246ae0"/>
    </style:style>
    <style:style style:name="P28" style:family="paragraph" style:parent-style-name="Standard">
      <style:paragraph-properties fo:margin-left="0cm" fo:margin-right="0cm" fo:text-indent="0cm" style:auto-text-indent="false"/>
      <style:text-properties officeooo:rsid="00246ae0" officeooo:paragraph-rsid="002b95ae"/>
    </style:style>
    <style:style style:name="P29" style:family="paragraph" style:parent-style-name="Standard">
      <style:paragraph-properties fo:margin-left="0cm" fo:margin-right="0cm" fo:text-indent="0cm" style:auto-text-indent="false"/>
      <style:text-properties fo:font-size="14pt" officeooo:rsid="001bc179" officeooo:paragraph-rsid="001bc179" style:font-size-asian="14pt" style:font-size-complex="14pt"/>
    </style:style>
    <style:style style:name="P30" style:family="paragraph" style:parent-style-name="Standard">
      <style:paragraph-properties fo:margin-left="0cm" fo:margin-right="0cm" fo:text-indent="0cm" style:auto-text-indent="false"/>
      <style:text-properties officeooo:paragraph-rsid="001bc179"/>
    </style:style>
    <style:style style:name="P31" style:family="paragraph" style:parent-style-name="Standard">
      <style:paragraph-properties fo:margin-left="0cm" fo:margin-right="0cm" fo:text-indent="0cm" style:auto-text-indent="false"/>
      <style:text-properties officeooo:rsid="002b95ae" officeooo:paragraph-rsid="002b95ae"/>
    </style:style>
    <style:style style:name="P32" style:family="paragraph" style:parent-style-name="Text_20_body">
      <style:paragraph-properties fo:margin-left="0cm" fo:margin-right="0cm" fo:text-indent="0cm" style:auto-text-indent="false"/>
      <style:text-properties officeooo:rsid="002171ec" officeooo:paragraph-rsid="0021e6b2"/>
    </style:style>
    <style:style style:name="P33" style:family="paragraph" style:parent-style-name="Text_20_body">
      <style:paragraph-properties fo:margin-left="0cm" fo:margin-right="0cm" fo:text-indent="0cm" style:auto-text-indent="false"/>
      <style:text-properties officeooo:rsid="0029bba6" officeooo:paragraph-rsid="0029bba6"/>
    </style:style>
    <style:style style:name="P34" style:family="paragraph" style:parent-style-name="Text_20_body">
      <style:paragraph-properties fo:margin-left="0cm" fo:margin-right="0cm" fo:text-indent="0cm" style:auto-text-indent="false"/>
      <style:text-properties fo:color="#0000cc" officeooo:rsid="0029bba6" officeooo:paragraph-rsid="0029bba6"/>
    </style:style>
    <style:style style:name="P35" style:family="paragraph" style:parent-style-name="Standard">
      <style:paragraph-properties fo:margin-left="0cm" fo:margin-right="0cm" fo:text-indent="0cm" style:auto-text-indent="false" fo:break-before="page"/>
      <style:text-properties officeooo:rsid="002b95ae" officeooo:paragraph-rsid="002b95ae"/>
    </style:style>
    <style:style style:name="P36" style:family="paragraph" style:parent-style-name="Standard">
      <style:paragraph-properties fo:break-before="page"/>
      <style:text-properties fo:font-weight="bold" officeooo:rsid="001be3db" officeooo:paragraph-rsid="001d93f4" style:font-weight-asian="bold" style:font-weight-complex="bold"/>
    </style:style>
    <style:style style:name="P37" style:family="paragraph" style:parent-style-name="Text_20_body">
      <style:text-properties officeooo:rsid="0029bba6" officeooo:paragraph-rsid="0029bba6"/>
    </style:style>
    <style:style style:name="P38" style:family="paragraph" style:parent-style-name="Standard" style:list-style-name="L1">
      <style:text-properties fo:font-weight="normal" officeooo:rsid="0011f6b6" officeooo:paragraph-rsid="0011f6b6" style:font-weight-asian="normal" style:font-weight-complex="normal"/>
    </style:style>
    <style:style style:name="P39" style:family="paragraph" style:parent-style-name="Standard" style:list-style-name="L1">
      <style:text-properties fo:font-weight="normal" officeooo:rsid="001ae687" officeooo:paragraph-rsid="001ae687" style:font-weight-asian="normal" style:font-weight-complex="normal"/>
    </style:style>
    <style:style style:name="P40" style:family="paragraph" style:parent-style-name="Standard" style:list-style-name="L3">
      <style:text-properties fo:font-weight="normal" officeooo:rsid="001ae687" officeooo:paragraph-rsid="001ae687" style:font-weight-asian="normal" style:font-weight-complex="normal"/>
    </style:style>
    <style:style style:name="P41" style:family="paragraph" style:parent-style-name="Standard" style:list-style-name="L4">
      <style:text-properties fo:font-weight="normal" officeooo:rsid="001ae687" officeooo:paragraph-rsid="001d93f4" style:font-weight-asian="normal" style:font-weight-complex="normal"/>
    </style:style>
    <style:style style:name="P42" style:family="paragraph" style:parent-style-name="Standard" style:list-style-name="L1">
      <style:text-properties fo:font-weight="normal" officeooo:rsid="0012bbd9" officeooo:paragraph-rsid="0012bbd9" style:font-weight-asian="normal" style:font-weight-complex="normal"/>
    </style:style>
    <style:style style:name="P43" style:family="paragraph" style:parent-style-name="Standard" style:list-style-name="L1">
      <style:text-properties fo:font-weight="normal" officeooo:rsid="001bc179" officeooo:paragraph-rsid="001bc179" style:font-weight-asian="normal" style:font-weight-complex="normal"/>
    </style:style>
    <style:style style:name="P44" style:family="paragraph" style:parent-style-name="Standard" style:list-style-name="L4">
      <style:text-properties fo:font-weight="normal" officeooo:rsid="001bc179" officeooo:paragraph-rsid="001bc179" style:font-weight-asian="normal" style:font-weight-complex="normal"/>
    </style:style>
    <style:style style:name="P45" style:family="paragraph" style:parent-style-name="Standard" style:list-style-name="L4">
      <style:text-properties fo:font-weight="normal" officeooo:rsid="001bc179" officeooo:paragraph-rsid="001be3db" style:font-weight-asian="normal" style:font-weight-complex="normal"/>
    </style:style>
    <style:style style:name="P46" style:family="paragraph" style:parent-style-name="Standard" style:list-style-name="L1">
      <style:text-properties fo:font-weight="normal" officeooo:rsid="000dbf42" officeooo:paragraph-rsid="001d93f4" style:font-weight-asian="normal" style:font-weight-complex="normal"/>
    </style:style>
    <style:style style:name="P47" style:family="paragraph" style:parent-style-name="Standard" style:list-style-name="L4">
      <style:text-properties fo:font-weight="normal" officeooo:rsid="000dbf42" officeooo:paragraph-rsid="001d93f4" style:font-weight-asian="normal" style:font-weight-complex="normal"/>
    </style:style>
    <style:style style:name="P48" style:family="paragraph" style:parent-style-name="Standard" style:list-style-name="L2">
      <style:text-properties fo:font-weight="normal" officeooo:rsid="00145ec6" officeooo:paragraph-rsid="00145ec6" style:font-weight-asian="normal" style:font-weight-complex="normal"/>
    </style:style>
    <style:style style:name="P49" style:family="paragraph" style:parent-style-name="Standard" style:list-style-name="L2">
      <style:text-properties fo:font-weight="normal" officeooo:rsid="0015e80d" officeooo:paragraph-rsid="0015e80d" style:font-weight-asian="normal" style:font-weight-complex="normal"/>
    </style:style>
    <style:style style:name="P50" style:family="paragraph" style:parent-style-name="Standard" style:list-style-name="L2">
      <style:text-properties fo:font-weight="normal" officeooo:rsid="0017b3a5" officeooo:paragraph-rsid="0017b3a5" style:font-weight-asian="normal" style:font-weight-complex="normal"/>
    </style:style>
    <style:style style:name="P51" style:family="paragraph" style:parent-style-name="Standard" style:list-style-name="L2">
      <style:text-properties fo:font-weight="normal" officeooo:rsid="0017b3a5" officeooo:paragraph-rsid="00193451" style:font-weight-asian="normal" style:font-weight-complex="normal"/>
    </style:style>
    <style:style style:name="P52" style:family="paragraph" style:parent-style-name="Standard" style:list-style-name="L2">
      <style:text-properties fo:font-weight="normal" officeooo:rsid="0017b3a5" officeooo:paragraph-rsid="002b95ae" style:font-weight-asian="normal" style:font-weight-complex="normal"/>
    </style:style>
    <style:style style:name="P53" style:family="paragraph" style:parent-style-name="Standard" style:list-style-name="L2">
      <style:text-properties fo:font-weight="normal" officeooo:rsid="002b95ae" officeooo:paragraph-rsid="002b95ae" style:font-weight-asian="normal" style:font-weight-complex="normal"/>
    </style:style>
    <style:style style:name="P54" style:family="paragraph" style:parent-style-name="Standard" style:list-style-name="L5">
      <style:text-properties fo:font-weight="normal" officeooo:rsid="001be3db" officeooo:paragraph-rsid="001be3db" style:font-weight-asian="normal" style:font-weight-complex="normal"/>
    </style:style>
    <style:style style:name="P55" style:family="paragraph" style:parent-style-name="Standard" style:list-style-name="L7">
      <style:text-properties fo:font-weight="normal" officeooo:rsid="001be3db" officeooo:paragraph-rsid="001d93f4" style:font-weight-asian="normal" style:font-weight-complex="normal"/>
    </style:style>
    <style:style style:name="P56" style:family="paragraph" style:parent-style-name="Standard" style:list-style-name="L6">
      <style:text-properties fo:font-weight="normal" officeooo:rsid="001d2fb1" officeooo:paragraph-rsid="001e5c82" style:font-weight-asian="normal" style:font-weight-complex="normal"/>
    </style:style>
    <style:style style:name="P57" style:family="paragraph" style:parent-style-name="Standard" style:list-style-name="L6">
      <style:text-properties fo:font-weight="normal" officeooo:rsid="001d2fb1" officeooo:paragraph-rsid="001d2fb1" style:font-weight-asian="normal" style:font-weight-complex="normal"/>
    </style:style>
    <style:style style:name="P58" style:family="paragraph" style:parent-style-name="Standard" style:list-style-name="L6">
      <style:text-properties fo:font-weight="normal" officeooo:rsid="001d2fb1" officeooo:paragraph-rsid="001d2fb1" fo:background-color="#ffff00" style:font-weight-asian="normal" style:font-weight-complex="normal"/>
    </style:style>
    <style:style style:name="P59" style:family="paragraph" style:parent-style-name="Standard" style:list-style-name="L6">
      <style:text-properties fo:font-weight="normal" officeooo:rsid="001d2fb1" officeooo:paragraph-rsid="001d93f4" fo:background-color="#ffff00" style:font-weight-asian="normal" style:font-weight-complex="normal"/>
    </style:style>
    <style:style style:name="P60" style:family="paragraph" style:parent-style-name="Standard" style:list-style-name="L6">
      <style:text-properties fo:font-weight="normal" officeooo:rsid="001d2fb1" officeooo:paragraph-rsid="001d93f4" fo:background-color="transparent" style:font-weight-asian="normal" style:font-weight-complex="normal"/>
    </style:style>
    <style:style style:name="P61" style:family="paragraph" style:parent-style-name="Standard" style:list-style-name="L1">
      <style:text-properties officeooo:rsid="000dbf42" officeooo:paragraph-rsid="001d93f4"/>
    </style:style>
    <style:style style:name="P62" style:family="paragraph" style:parent-style-name="Standard" style:list-style-name="L4">
      <style:text-properties officeooo:rsid="000dbf42" officeooo:paragraph-rsid="001d93f4"/>
    </style:style>
    <style:style style:name="P63" style:family="paragraph" style:parent-style-name="Standard" style:list-style-name="L3">
      <style:text-properties fo:font-weight="bold" officeooo:rsid="001ae687" officeooo:paragraph-rsid="001ae687" style:font-weight-asian="bold" style:font-weight-complex="bold"/>
    </style:style>
    <style:style style:name="P64" style:family="paragraph" style:parent-style-name="Standard" style:list-style-name="L6">
      <style:text-properties fo:font-weight="bold" officeooo:paragraph-rsid="001d93f4" style:font-weight-asian="bold" style:font-weight-complex="bold"/>
    </style:style>
    <style:style style:name="P65" style:family="paragraph" style:parent-style-name="Standard" style:list-style-name="L6">
      <style:text-properties officeooo:paragraph-rsid="001d93f4"/>
    </style:style>
    <style:style style:name="P66" style:family="paragraph" style:parent-style-name="Standard" style:list-style-name="L6">
      <style:text-properties officeooo:paragraph-rsid="001d93f4" fo:background-color="transparent"/>
    </style:style>
    <style:style style:name="P67" style:family="paragraph" style:parent-style-name="Standard" style:list-style-name="L6">
      <style:text-properties officeooo:rsid="000c739e" officeooo:paragraph-rsid="001d93f4"/>
    </style:style>
    <style:style style:name="P68" style:family="paragraph" style:parent-style-name="Standard" style:list-style-name="L7">
      <style:text-properties officeooo:paragraph-rsid="001d93f4"/>
    </style:style>
    <style:style style:name="P69" style:family="paragraph" style:parent-style-name="Standard" style:list-style-name="L8"/>
    <style:style style:name="P70" style:family="paragraph" style:parent-style-name="Standard" style:list-style-name="L8">
      <style:text-properties fo:color="#000000" style:font-name="Arial"/>
    </style:style>
    <style:style style:name="P71" style:family="paragraph" style:parent-style-name="Standard" style:list-style-name="L11">
      <style:text-properties fo:color="#000000" style:font-name="Ubuntu1" fo:font-size="12pt" officeooo:paragraph-rsid="0021e6b2" style:font-size-asian="12pt" style:font-size-complex="12pt"/>
    </style:style>
    <style:style style:name="P72" style:family="paragraph" style:parent-style-name="Standard" style:list-style-name="L11">
      <style:text-properties fo:color="#000000" style:font-name="Ubuntu1" fo:font-size="12pt" officeooo:rsid="0022d076" officeooo:paragraph-rsid="0022d076" style:font-size-asian="12pt" style:font-size-complex="12pt"/>
    </style:style>
    <style:style style:name="P73" style:family="paragraph" style:parent-style-name="Standard" style:list-style-name="L9"/>
    <style:style style:name="P74" style:family="paragraph" style:parent-style-name="Standard" style:list-style-name="L9">
      <style:text-properties officeooo:paragraph-rsid="001e5c82"/>
    </style:style>
    <style:style style:name="P75" style:family="paragraph" style:parent-style-name="Standard" style:list-style-name="L10">
      <style:text-properties officeooo:rsid="002171ec" officeooo:paragraph-rsid="0021e6b2"/>
    </style:style>
    <style:style style:name="P76" style:family="paragraph" style:parent-style-name="Standard" style:list-style-name="L11">
      <style:text-properties officeooo:rsid="002171ec" officeooo:paragraph-rsid="0021e6b2"/>
    </style:style>
    <style:style style:name="P77" style:family="paragraph" style:parent-style-name="Standard" style:list-style-name="L11">
      <style:text-properties officeooo:paragraph-rsid="0021e6b2"/>
    </style:style>
    <style:style style:name="P78" style:family="paragraph" style:parent-style-name="Standard" style:list-style-name="L11">
      <style:text-properties officeooo:rsid="0022d076" officeooo:paragraph-rsid="0022d076"/>
    </style:style>
    <style:style style:name="P79" style:family="paragraph" style:parent-style-name="Standard" style:list-style-name="L11">
      <style:text-properties officeooo:rsid="0028a2ce" officeooo:paragraph-rsid="0028a2ce"/>
    </style:style>
    <style:style style:name="P80" style:family="paragraph" style:parent-style-name="Standard" style:list-style-name="L13">
      <style:text-properties officeooo:rsid="002b95ae" officeooo:paragraph-rsid="002b95ae"/>
    </style:style>
    <style:style style:name="P81" style:family="paragraph" style:parent-style-name="Standard">
      <style:paragraph-properties fo:margin-left="0cm" fo:margin-right="0cm" fo:text-indent="0cm" style:auto-text-indent="false" fo:break-before="page"/>
      <style:text-properties fo:font-size="14pt" fo:font-weight="bold" officeooo:rsid="001bc179" officeooo:paragraph-rsid="001bc179" style:font-size-asian="14pt" style:font-weight-asian="bold" style:font-size-complex="14pt" style:font-weight-complex="bold"/>
    </style:style>
    <style:style style:name="P82" style:family="paragraph" style:parent-style-name="Standard">
      <style:paragraph-properties fo:margin-left="0cm" fo:margin-right="0cm" fo:text-indent="0cm" style:auto-text-indent="false"/>
      <style:text-properties fo:color="#000000" style:font-name="Ubuntu1" fo:font-size="12pt" officeooo:rsid="00246ae0" officeooo:paragraph-rsid="002b95ae" style:font-size-asian="12pt" style:font-size-complex="12pt"/>
    </style:style>
    <style:style style:name="P83" style:family="paragraph" style:parent-style-name="Text_20_body" style:list-style-name="L10">
      <style:text-properties officeooo:rsid="002171ec" officeooo:paragraph-rsid="0021e6b2"/>
    </style:style>
    <style:style style:name="P84" style:family="paragraph" style:parent-style-name="Text_20_body" style:list-style-name="L10">
      <style:text-properties officeooo:rsid="0022d076" officeooo:paragraph-rsid="0022d076"/>
    </style:style>
    <style:style style:name="P85" style:family="paragraph" style:parent-style-name="Text_20_body" style:list-style-name="L10">
      <style:text-properties officeooo:rsid="0028a2ce" officeooo:paragraph-rsid="0028a2ce"/>
    </style:style>
    <style:style style:name="P86" style:family="paragraph" style:parent-style-name="Text_20_body" style:list-style-name="L10">
      <style:text-properties officeooo:rsid="0029bba6" officeooo:paragraph-rsid="0029bba6"/>
    </style:style>
    <style:style style:name="P87" style:family="paragraph" style:parent-style-name="Text_20_body" style:list-style-name="L12">
      <style:text-properties officeooo:rsid="0029bba6" officeooo:paragraph-rsid="0029bba6"/>
    </style:style>
    <style:style style:name="P88" style:family="paragraph" style:parent-style-name="Text_20_body" style:list-style-name="L12">
      <style:text-properties fo:color="#0000cc" officeooo:rsid="0029bba6" officeooo:paragraph-rsid="0029bba6"/>
    </style:style>
    <style:style style:name="T1" style:family="text">
      <style:text-properties fo:font-size="12pt" style:font-size-asian="12pt" style:font-size-complex="12pt"/>
    </style:style>
    <style:style style:name="T2" style:family="text">
      <style:text-properties fo:font-size="12pt" officeooo:rsid="0011c520" style:font-size-asian="12pt" style:font-size-complex="12pt"/>
    </style:style>
    <style:style style:name="T3" style:family="text">
      <style:text-properties fo:color="#000000" style:font-name="Liberation Sans" fo:font-size="12pt" fo:font-weight="bold" style:font-size-asian="12pt" style:font-weight-asian="bold" style:font-size-complex="12pt"/>
    </style:style>
    <style:style style:name="T4" style:family="text">
      <style:text-properties fo:color="#000000" style:font-name="Arial"/>
    </style:style>
    <style:style style:name="T5" style:family="text">
      <style:text-properties fo:color="#000000" style:font-name="Ubuntu1" fo:font-size="12pt" style:font-size-asian="12pt" style:font-size-complex="12pt"/>
    </style:style>
    <style:style style:name="T6" style:family="text">
      <style:text-properties fo:color="#000000" style:font-name="Ubuntu1" fo:font-size="12pt" fo:background-color="#ffff00" loext:char-shading-value="0" style:font-size-asian="12pt" style:font-size-complex="12pt"/>
    </style:style>
    <style:style style:name="T7" style:family="text">
      <style:text-properties officeooo:rsid="0011c520"/>
    </style:style>
    <style:style style:name="T8" style:family="text">
      <style:text-properties officeooo:rsid="0012bbd9"/>
    </style:style>
    <style:style style:name="T9" style:family="text">
      <style:text-properties officeooo:rsid="0015e80d"/>
    </style:style>
    <style:style style:name="T10" style:family="text">
      <style:text-properties fo:font-weight="bold" style:font-weight-asian="bold" style:font-weight-complex="bold"/>
    </style:style>
    <style:style style:name="T11" style:family="text">
      <style:text-properties fo:font-weight="bold" officeooo:rsid="0011c520" style:font-weight-asian="bold" style:font-weight-complex="bold"/>
    </style:style>
    <style:style style:name="T12" style:family="text">
      <style:text-properties officeooo:rsid="00193451"/>
    </style:style>
    <style:style style:name="T13" style:family="text">
      <style:text-properties fo:font-weight="normal" style:font-weight-asian="normal" style:font-weight-complex="normal"/>
    </style:style>
    <style:style style:name="T14" style:family="text">
      <style:text-properties officeooo:rsid="001d93f4"/>
    </style:style>
    <style:style style:name="T15" style:family="text">
      <style:text-properties officeooo:rsid="001e5c82"/>
    </style:style>
    <style:style style:name="T16" style:family="text">
      <style:text-properties officeooo:rsid="002171ec"/>
    </style:style>
    <style:style style:name="T17" style:family="text">
      <style:text-properties officeooo:rsid="0021e6b2"/>
    </style:style>
    <style:style style:name="T18" style:family="text">
      <style:text-properties officeooo:rsid="00274848"/>
    </style:style>
    <style:style style:name="T19" style:family="text">
      <style:text-properties officeooo:rsid="0028a2ce"/>
    </style:style>
    <style:style style:name="T20" style:family="text">
      <style:text-properties fo:color="#0000cc"/>
    </style:style>
    <style:style style:name="T21" style:family="text">
      <style:text-properties officeooo:rsid="002b95ae"/>
    </style:style>
    <style:style style:name="T22" style:family="text">
      <style:text-properties officeooo:rsid="002e72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ing Standard <text:span text:style-name="T7">TRACEOPEN</text:span><text:tab/><text:tab/><text:tab/><text:tab/><text:tab/> <text:s text:c="5"/><text:span text:style-name="T1">V</text:span><text:span text:style-name="T2">1</text:span><text:span text:style-name="T1"> <text:s/>1</text:span><text:span text:style-name="T2">7</text:span><text:span text:style-name="T1">.0</text:span><text:span text:style-name="T2">4</text:span><text:span text:style-name="T1">.201</text:span><text:span text:style-name="T2">7</text:span></text:p>
      <text:p text:style-name="Standard"/>
      <text:p text:style-name="Standard"/>
      <text:p text:style-name="P5">Most important things first:</text:p>
      <text:p text:style-name="Standard"><text:line-break/>1.) <text:span text:style-name="T3">„Building software is like crime. It's better when it's organized.“</text:span></text:p>
      <text:p text:style-name="P2"><text:s text:c="6"/><text:span text:style-name="T15">I am sorry, that this list is quite long …. but it‘s worth to have a standard.<text:line-break/></text:span></text:p>
      <text:p text:style-name="Standard">2.) <text:span text:style-name="T11">Priority for TraceOpen (at this stage) for „g</text:span><text:span text:style-name="T10">ood“ code is </text:span><text:span text:style-name="T11">that it should be easy to comprehend and still easy to extend ! </text:span><text:span text:style-name="T7"><text:s/>(Correctness and efficiency only come second and third !!!)</text:span></text:p>
      <text:p text:style-name="P15">Do not optimize (now) anything for speed !</text:p>
      <text:p text:style-name="P17"/>
      <text:p text:style-name="Standard">3.) Keep it as simple, small and clear as possible. <text:span text:style-name="T15">But have extensibility in mind !</text:span><text:line-break/></text:p>
      <text:p text:style-name="P12">4.) The rules in the coding standard should not be followed because they are the best rules but because for the potential user it is important that the code obeys ONE standard.</text:p>
      <text:p text:style-name="P12"/>
      <text:p text:style-name="P12">5) <text:s/>We code for humans . To be more specific: Optical scientists and NOT computer scientists and definitely not for computers. <text:line-break/>Therefore: Don‘t be too clever, do not show that you know all C++ tricks ! „<text:span text:style-name="T9">Simplicity is a virtue.“ (Goodliffe)</text:span></text:p>
      <text:p text:style-name="Standard"/>
      <text:p text:style-name="P14">6) „The best documentation of a computer program is a clean structure“ (Kernighan)</text:p>
      <text:p text:style-name="P14"/>
      <text:p text:style-name="P14"/>
      <text:p text:style-name="P4">Some simple rules first:</text:p>
      <text:p text:style-name="P4"/>
      <text:p text:style-name="P4"><text:span text:style-name="T12">Use good n</text:span>ames: </text:p>
      <text:list xml:id="list8129876291636396203" text:style-name="L1">
        <text:list-item>
          <text:p text:style-name="P38"><text:span text:style-name="T12">Names </text:span>are very important and should be really good. Be careful!</text:p>
        </text:list-item>
        <text:list-item>
          <text:p text:style-name="P39">„The key to good naming is to understand exactly what you are naming“ (Goodliffe)</text:p>
        </text:list-item>
        <text:list-item>
          <text:p text:style-name="P38">Classes and data containers: nouns</text:p>
        </text:list-item>
        <text:list-item>
          <text:p text:style-name="P38">Methods/Functions: verbs <text:s/>or is… has….</text:p>
        </text:list-item>
        <text:list-item>
          <text:p text:style-name="P38">The responsibility associated with the name should <text:span text:style-name="T8">be easily explainable</text:span></text:p>
        </text:list-item>
        <text:list-item>
          <text:p text:style-name="P42">We use „Camel“ Notation: <text:s/>e.g. <text:s/>drawRectangle(), <text:s text:c="2"/>isEmpyt() ….</text:p>
        </text:list-item>
        <text:list-item>
          <text:p text:style-name="P42">Class names start witha captial letter</text:p>
        </text:list-item>
        <text:list-item>
          <text:p text:style-name="P43">Prefixes: g for a global variable, m for a member variables</text:p>
        </text:list-item>
        <text:list-item>
          <text:p text:style-name="P43">No redundant words in Names (e.g. performRaytrace())</text:p>
        </text:list-item>
        <text:list-item>
          <text:p text:style-name="P61"><text:s/>Long names, no abreviations</text:p>
        </text:list-item>
        <text:list-item>
          <text:p text:style-name="P46"><text:s/>set/get/is <text:s/>as <text:span text:style-name="T14">method </text:span>Prefixes</text:p>
        </text:list-item>
      </text:list>
      <text:p text:style-name="P13"/>
      <text:p text:style-name="P11">Be defensive:</text:p>
      <text:list xml:id="list6346864500334675481" text:style-name="L2">
        <text:list-item>
          <text:p text:style-name="P48">use assertions (but not for standard error checking !!!). The assertion should normally never fail. <text:s/><text:span text:style-name="T9">We use the standard C++ assert(int) and #define NDEBUG <text:s/></text:span></text:p>
        </text:list-item>
        <text:list-item>
          <text:p text:style-name="P49">Think: What can potentially go wrong</text:p>
        </text:list-item>
        <text:list-item>
          <text:p text:style-name="P49">Check every return value („if a function returns a value, it does so for reason“)</text:p>
        </text:list-item>
        <text:list-item>
          <text:p text:style-name="P50">Initialize always the variables and declare them as late as possible.</text:p>
        </text:list-item>
        <text:list-item>
          <text:p text:style-name="P50">resource acquisition is initialization: <text:span text:style-name="T18">Memory allocation etc. in ctor/dtor !</text:span></text:p>
        </text:list-item>
        <text:list-item>
          <text:p text:style-name="P50"><text:soft-page-break/>Cast carefully.</text:p>
        </text:list-item>
        <text:list-item>
          <text:p text:style-name="P50">Check numeric limits</text:p>
        </text:list-item>
        <text:list-item>
          <text:p text:style-name="P51">Use invariants <text:s/>( assert(invariantOK()); )</text:p>
        </text:list-item>
        <text:list-item>
          <text:p text:style-name="P53">Use our LOG(...)</text:p>
        </text:list-item>
        <text:list-item>
          <text:p text:style-name="P52"><text:span text:style-name="T12">Special Care: Arrays (out of bounds), function parameters, Pointers (non Zero)</text:span> </text:p>
        </text:list-item>
        <text:list-item>
          <text:p text:style-name="P53">Always write directly also test functions !</text:p>
        </text:list-item>
        <text:list-item>
          <text:p text:style-name="P52"><text:s/></text:p>
          <text:p text:style-name="P48"/>
        </text:list-item>
      </text:list>
      <text:p text:style-name="P6">Pure Style:</text:p>
      <text:list xml:id="list5630258698277527757" text:style-name="L3">
        <text:list-item>
          <text:p text:style-name="P40">Use „Exdented Brace style“ (= Allman style) for code structure</text:p>
        </text:list-item>
        <text:list-item>
          <text:p text:style-name="P63"><text:span text:style-name="T13">use doxygen style</text:span> </text:p>
        </text:list-item>
        <text:list-item>
          <text:p text:style-name="P40">every class gets its own file and the file name is the class name in lowercase</text:p>
        </text:list-item>
      </text:list>
      <text:p text:style-name="P6"/>
      <text:p text:style-name="P6"/>
      <text:p text:style-name="P6">And some other things:</text:p>
      <text:p text:style-name="P6"/>
      <text:list xml:id="list3916422983166799348" text:style-name="L4">
        <text:list-item>
          <text:p text:style-name="P47">Indices start from 0 and run to length-1</text:p>
        </text:list-item>
        <text:list-item>
          <text:p text:style-name="P41">Once you found an error: Comment that ! (this guard against a future mistake)</text:p>
        </text:list-item>
        <text:list-item>
          <text:p text:style-name="P44">Avoid comments by writing clear code. Only add a comment if you can‘t improve the code in any other way.</text:p>
        </text:list-item>
        <text:list-item>
          <text:p text:style-name="P44">Decompose complicated functions into smaller functions. Keep it short!</text:p>
          <text:p text:style-name="P44">(divide and conquer)</text:p>
        </text:list-item>
        <text:list-item>
          <text:p text:style-name="P45">Avoid global variables.</text:p>
        </text:list-item>
        <text:list-item>
          <text:p text:style-name="P62"><text:s/><text:span text:style-name="T14">For arguments of funcions </text:span>use the following ordering: <text:s/>Light*, System*, element*, </text:p>
        </text:list-item>
      </text:list>
      <text:p text:style-name="P7"/>
      <text:p text:style-name="P8">For the compiler:</text:p>
      <text:list xml:id="list4637922755494550497" text:style-name="L5">
        <text:list-item>
          <text:p text:style-name="P54">All warnings are switched on and we should get rid of warnings.</text:p>
        </text:list-item>
        <text:list-item>
          <text:p text:style-name="P54">Check in often and run the tests before doing so.</text:p>
        </text:list-item>
      </text:list>
      <text:p text:style-name="P10"/>
      <text:p text:style-name="P3"/>
      <text:p text:style-name="P9"><text:span text:style-name="T15">Now the complicated </text:span>C++ things:<text:line-break/></text:p>
      <text:list xml:id="list5206760571694241676" text:style-name="L6">
        <text:list-item>
          <text:p text:style-name="P56">Abstraction, Interface → Base class → public virtual dtor</text:p>
        </text:list-item>
        <text:list-item>
          <text:p text:style-name="P56">Make data members always private (and use setter/getter methods). Exception: pure data objects (should be structs !)</text:p>
        </text:list-item>
        <text:list-item>
          <text:p text:style-name="P57">„Resource acquisition is initialization“. (Always in ctor and dtor)</text:p>
        </text:list-item>
        <text:list-item>
          <text:p text:style-name="P57">Const is your friend. <text:s/>Do not cast away const.<text:line-break/>All Input references and pointers should have a const (so it is clear that they are input only). Prefer simple types and references.</text:p>
        </text:list-item>
        <text:list-item>
          <text:p text:style-name="P57"><text:s/>Constants: Class-level → static const int defaultWidth = 33;<text:line-break/>Global scope → const int gDefaultWidth = 33;</text:p>
        </text:list-item>
        <text:list-item>
          <text:p text:style-name="P57">Overload operators only if it really makes sense.</text:p>
        </text:list-item>
        <text:list-item>
          <text:p text:style-name="P58">Make virtual functions private (or at least protected) → The base class is in control. Example function process is public in the base class. And it calls the virtual private functions doprocess1 and doprocess2 → a derived class can still change the behavior via these two functions but the base class makes still sure (to the outside world) that everything goes correctly. Exception: dtor</text:p>
        </text:list-item>
        <text:list-item>
          <text:p text:style-name="P59">Do not provide implicit conversions ! (way to complicated behavior possible). Escpecially dangerous: ctor with one argument ! Therefore: always declare such <text:soft-page-break/>ctors as „explicit“</text:p>
        </text:list-item>
        <text:list-item>
          <text:p text:style-name="P65">Prefer non-member functions to reduce coupling between classes !</text:p>
        </text:list-item>
        <text:list-item>
          <text:p text:style-name="P60">„new“ operator implemented → there should be also an 1) delete operators, 2) a nothrow new operator and 3) n in-place new operator (pg. 82 in Sutter)</text:p>
        </text:list-item>
        <text:list-item>
          <text:p text:style-name="P65">Define and initialize member variables in the same order !</text:p>
        </text:list-item>
        <text:list-item>
          <text:p text:style-name="P65"><text:s/>Prefer initialization in ctor compared to simple assignment</text:p>
        </text:list-item>
        <text:list-item>
          <text:p text:style-name="P60"><text:s/>Do not call virtual functions in ctors or dtors.</text:p>
        </text:list-item>
        <text:list-item>
          <text:p text:style-name="P66"><text:s/>Make base class dtors typically public virtual (or sometimes: protected nonvirtual). Dtor is just another operation but makes nonvirtual calls dangerous.<text:line-break/>Beware: The default dtor is nonvirtual ! This is not what you want → write your own.</text:p>
        </text:list-item>
        <text:list-item>
          <text:p text:style-name="P65">Dtor, dealloc and swap are not allowed to fail or to raise exceptions !</text:p>
        </text:list-item>
        <text:list-item>
          <text:p text:style-name="P65">If you define a copy ctor, then you also need copy assignment and dtor. The same goes the other way round.</text:p>
        </text:list-item>
        <text:list-item>
          <text:p text:style-name="P65"><text:s/>The copy ctor is NOT virtual and cannot be made virtual → often a clone member function makes more sense. At least the copy ctor is dangerous in base classes !</text:p>
        </text:list-item>
        <text:list-item>
          <text:p text:style-name="P65"><text:s/>For the assignment operator (if needed !): Use <text:s/>Klasse&amp; operator=(const Klasse&amp;); Also: never make it virtual …. if you think you need that: use a member function „assign“ instead.</text:p>
        </text:list-item>
        <text:list-item>
          <text:p text:style-name="P65">If you need to implement assignment op or copy ctor: think about implementing a swap operation for the class (see pg. 100 in Sutter)</text:p>
        </text:list-item>
        <text:list-item>
          <text:p text:style-name="P65"><text:s/>Put everything (also the non-member functions) which is <text:s/>non-gui into the namespace odsito.</text:p>
        </text:list-item>
        <text:list-item>
          <text:p text:style-name="P65">Do not use the same namespace for a type definition and a templated class for that </text:p>
        </text:list-item>
        <text:list-item>
          <text:p text:style-name="P65"><text:s/>Do not use „using namespace“ within the *.h file !</text:p>
        </text:list-item>
        <text:list-item>
          <text:p text:style-name="P65"><text:s/>Do not use „using namespace“ in a cpp file BEFORE #includes</text:p>
        </text:list-item>
        <text:list-item>
          <text:p text:style-name="P65"><text:s/>If you need a container: use vector by default ! (Exception: very small arrays with clear fixed length, e.g. float[3] for a point.</text:p>
        </text:list-item>
        <text:list-item>
          <text:p text:style-name="P65"><text:s/>Store only values and pointers in containers</text:p>
        </text:list-item>
        <text:list-item>
          <text:p text:style-name="P65">Use string instead of char[]</text:p>
        </text:list-item>
        <text:list-item>
          <text:p text:style-name="P67">Avoid type switching by hand (switch … Rectangle, Circle, …). Use Polymorphism instead (dynamic or static).</text:p>
        </text:list-item>
        <text:list-item>
          <text:p text:style-name="P67">Do not use reinterpres_cast, try to use dynamic_cast (or sometimes static_cast)</text:p>
        </text:list-item>
        <text:list-item>
          <text:p text:style-name="P67"><text:s/>Do not use c-style casts.</text:p>
        </text:list-item>
        <text:list-item>
          <text:p text:style-name="P67"><text:s/>Do not static_cast pointers.</text:p>
        </text:list-item>
        <text:list-item>
          <text:p text:style-name="P67"><text:s/>Do not cast away const</text:p>
        </text:list-item>
        <text:list-item>
          <text:p text:style-name="P67"><text:s/>Do not use memcpy, memcmp.</text:p>
        </text:list-item>
        <text:list-item>
          <text:p text:style-name="P65">Mixing of dynamic polymorphism and templates can be great but also dangerous. <text:span text:style-name="T14">Avoid it.</text:span></text:p>
          <text:p text:style-name="P64"/>
        </text:list-item>
      </text:list>
      <text:p text:style-name="P36">Design issues:</text:p>
      <text:list xml:id="list851287717322639407" text:style-name="L7">
        <text:list-item>
          <text:p text:style-name="P55">One class or function should have ONE clear responsibility.</text:p>
        </text:list-item>
        <text:list-item>
          <text:p text:style-name="P55">Keep testing in mind ! (Design for test)</text:p>
        </text:list-item>
        <text:list-item>
          <text:p text:style-name="P68"><text:span text:style-name="T14">avoid </text:span>trong coupling</text:p>
        </text:list-item>
        <text:list-item>
          <text:p text:style-name="P68"><text:span text:style-name="T14">avoid </text:span>complex interaction between modules</text:p>
        </text:list-item>
        <text:list-item>
          <text:p text:style-name="P68"><text:span text:style-name="T14">avoid that </text:span>part of private variables are accessible (to make quick hacks possible)</text:p>
        </text:list-item>
        <text:list-item>
          <text:p text:style-name="P68"><text:span text:style-name="T14">avoid </text:span>functions with large parameter lists</text:p>
        </text:list-item>
        <text:list-item>
          <text:p text:style-name="P68"><text:span text:style-name="T14">avoid </text:span>lots of conversions</text:p>
          <text:p text:style-name="P55"/>
        </text:list-item>
      </text:list>
      <text:list xml:id="list3069283614526581552" text:style-name="L8">
        <text:list-item>
          <text:p text:style-name="P69">Architecture should be easy to comprehend.</text:p>
        </text:list-item>
        <text:list-item>
          <text:p text:style-name="P70">Liskov's substitution principle: All classes derived from a base class should be interchangeable when used as a base class.</text:p>
        </text:list-item>
        <text:list-item>
          <text:p text:style-name="P69">Cleary distinguish <text:span text:style-name="T4"><text:s/>Is-a and has-a, uses-a</text:span></text:p>
        </text:list-item>
        <text:list-item>
          <text:p text:style-name="P70">Prefer object composition to inheritance</text:p>
        </text:list-item>
        <text:list-item>
          <text:p text:style-name="P70">Avoid tight coupling of classes</text:p>
        </text:list-item>
        <text:list-item>
          <text:p text:style-name="P70">If too much data flow between routines: pack the routines into the data (classes)</text:p>
        </text:list-item>
        <text:list-item>
          <text:p text:style-name="P70">Object and class names should be nouns</text:p>
        </text:list-item>
        <text:list-item>
          <text:p text:style-name="P70"><text:s/>Prefer small classes <text:span text:style-name="T22">and functions</text:span></text:p>
        </text:list-item>
        <text:list-item>
          <text:p text:style-name="P70"><text:s/>Do not inherit from a class not being designed to be base class (e.g. without virtual destructor) („Some people don't want to have kids !“).<text:line-break/>If you want to add behavior: just use functions.<text:line-break/>If you want to add data: use composition (→ tedious passthrough functions have to be written but this pays off !). Example super_string (which has-a string inside)</text:p>
        </text:list-item>
        <text:list-item>
          <text:p text:style-name="P70">Use abstract interfaces (we should use that for our core classes, e.g. ray, surface, ...</text:p>
        </text:list-item>
        <text:list-item>
          <text:p text:style-name="P70">The most important thing to get right is the interface.</text:p>
        </text:list-item>
        <text:list-item>
          <text:p text:style-name="P70">Avoid multiple inheritance.</text:p>
        </text:list-item>
        <text:list-item>
          <text:p text:style-name="P70">Has-a should be always „usable-as-a“. Example Square inherits from Rectangle. Mathematically true but not good because code that uses Rectangle will not expect that width will change automatically if setHeight is called ….<text:line-break/>So: The purpose of Public inheritance is substitutability.</text:p>
        </text:list-item>
        <text:list-item>
          <text:p text:style-name="P70">New requirements should be met by new code ! (not rework of old code)</text:p>
        </text:list-item>
        <text:list-item>
          <text:p text:style-name="P69"><text:span text:style-name="T4">Use the most generic and abstract means to implement functionality.</text:span></text:p>
        </text:list-item>
      </text:list>
      <text:list xml:id="list5585883192303049551" text:style-name="L9">
        <text:list-item>
          <text:p text:style-name="P74">Typical class structures → dynamic polymorphism. If you only need static polymorphism: in principle you should use templates</text:p>
        </text:list-item>
        <text:list-item>
          <text:p text:style-name="P74">Think about copying and assignment. Is it to be allowed for the user of the class.<text:line-break/>Do you really need it ? If not: declare just private !<text:line-break/>private: <text:line-break/> <text:s/>Klasse(const T&amp;);<text:line-break/> <text:s/>Klasse&amp; operator=(const Klasse&amp;);</text:p>
          <text:p text:style-name="P73"/>
        </text:list-item>
      </text:list>
      <text:p text:style-name="P30"/>
      <text:p text:style-name="P30"/>
      <text:p text:style-name="P81">Handling Errors:</text:p>
      <text:p text:style-name="P29"/>
      <text:p text:style-name="P18">We have to distinguish between three different cases</text:p>
      <text:p text:style-name="P18"/>
      <text:p text:style-name="P23">1) Someone (typically you) does not use your code correctly. →<text:span text:style-name="T17"> use exception</text:span></text:p>
      <text:p text:style-name="P23"/>
      <text:p text:style-name="P23">2) Errors due to the system (e.g. „no write permission“ when writing into a file) →<text:span text:style-name="T17"> use exception</text:span></text:p>
      <text:p text:style-name="P23"/>
      <text:p text:style-name="P24">3) Typical errors <text:span text:style-name="T16">(bugs) </text:span>in the function itself. →<text:span text:style-name="T17"> Use assert</text:span></text:p>
      <text:p text:style-name="P18"/>
      <text:p text:style-name="P20">We will use exceptions for the managing t<text:span text:style-name="T17">he first two </text:span>errors.</text:p>
      <text:p text:style-name="P20">But we will not use exceptions to simple local errors that we can resolve locally.</text:p>
      <text:p text:style-name="P20"/>
      <text:p text:style-name="P21">Eceptions are not expensive if they are not thrown, so it should not give us </text:p>
      <text:p text:style-name="P21">a performance penalty. </text:p>
      <text:p text:style-name="P21"/>
      <text:p text:style-name="P21"/>
      <text:p text:style-name="P22">We throw objects of Type (or subtype) TraceOpenException (which inherits from <text:tab/><text:tab/><text:tab/><text:tab/>std::runtime_error)</text:p>
      <text:p text:style-name="P19"/>
      <text:p text:style-name="P19">Do:<text:line-break/></text:p>
      <text:list xml:id="list3483919260894369434" text:style-name="L10">
        <text:list-item>
          <text:p text:style-name="P75">Use <text:span text:style-name="Source_20_Text">throw</text:span> only to signal an error (which means specifically that the function couldn’t do what it advertised, and establish its postconditions).</text:p>
        </text:list-item>
      </text:list>
      <text:p text:style-name="P16"/>
      <text:list xml:id="list234032452280334" text:continue-numbering="true" text:style-name="L10">
        <text:list-item>
          <text:p text:style-name="P83">Use <text:span text:style-name="Source_20_Text">catch</text:span> only to specify error handling actions when you know you can handle an error (possibly by translating it to another type and rethrowing an exception of that type, such as catching a <text:span text:style-name="Source_20_Text">bad_alloc</text:span> and rethrowing a <text:span text:style-name="Source_20_Text">no_space_for_file_buffers</text:span>).</text:p>
        </text:list-item>
        <text:list-item>
          <text:p text:style-name="P84">Throw an exception out of a constructor whenever the object is not perfectly created/initialized.</text:p>
        </text:list-item>
        <text:list-item>
          <text:p text:style-name="P85">We catch by reference (or const reference)</text:p>
        </text:list-item>
        <text:list-item>
          <text:p text:style-name="P86">Rethrow the exception if you cannot handle it</text:p>
        </text:list-item>
      </text:list>
      <text:p text:style-name="P32"/>
      <text:p text:style-name="P19">Not to do:</text:p>
      <text:p text:style-name="P19"/>
      <text:list xml:id="list7879353402001047737" text:style-name="L11">
        <text:list-item>
          <text:p text:style-name="P71">An exception should be thrown when a situation has come up that prevents the called function from fulfilling its work. <text:span text:style-name="T10">If the function can recover from the problem so that it can still provide its user with the services it promised, then it has handled the problem and should not throw an exception.</text:span></text:p>
        </text:list-item>
        <text:list-item>
          <text:p text:style-name="P77"><text:span text:style-name="Strong_20_Emphasis"><text:span text:style-name="T16">Do not</text:span></text:span><text:span text:style-name="T16"> use </text:span><text:span text:style-name="Source_20_Text"><text:span text:style-name="T16">throw</text:span></text:span><text:span text:style-name="T16"> to indicate a coding error in usage of a function. Use assert or other mechanism to either send the process into a debugger or to crash the process and collect the crash dump for the developer to debug. </text:span></text:p>
        </text:list-item>
        <text:list-item>
          <text:p text:style-name="P76">We will not a try/catch around every function that we call !</text:p>
        </text:list-item>
        <text:list-item>
          <text:p text:style-name="P78">T<text:span text:style-name="T19">don't t</text:span>hrow an exception out of a destructor</text:p>
        </text:list-item>
        <text:list-item>
          <text:p text:style-name="P72">Moreover, Exceptions should be reserved for situations which are truly exceptional. In practice, if your code is encountering exceptions more than 1% of the time, then exception handling mechanism isn’t the right choice to deal with it <text:soft-page-break/>and the design should be re-visited.</text:p>
        </text:list-item>
        <text:list-item>
          <text:p text:style-name="P79">We do not use exception specification, also not „noexcept“</text:p>
        </text:list-item>
      </text:list>
      <text:p text:style-name="P20"/>
      <text:p text:style-name="P20"/>
      <text:p text:style-name="P33">Exceptions that we will encounter (to be tested !):<text:line-break/><text:span text:style-name="T20">Blue means: </text:span>we propagate normally until the main function or the GUI <text:span text:style-name="T21">(because they typically indicate clear bugs)</text:span>. But: in general, try to solve as local as possible<text:line-break/></text:p>
      <text:list xml:id="list7406068082595451421" text:style-name="L12">
        <text:list-item>
          <text:p text:style-name="P87">Tracing Error: If Tracing due to some general problem (e.g. method not implemented for waves) is not possible</text:p>
        </text:list-item>
        <text:list-item>
          <text:p text:style-name="P87">MaterialError: Not found, n not computable for given wavelength, ….</text:p>
        </text:list-item>
        <text:list-item>
          <text:p text:style-name="P87">OpticalSystemError: Not found</text:p>
        </text:list-item>
        <text:list-item>
          <text:p text:style-name="P87">FileIO Error</text:p>
        </text:list-item>
        <text:list-item>
          <text:p text:style-name="P88">InvalidArgument: for our traceopen functions</text:p>
        </text:list-item>
        <text:list-item>
          <text:p text:style-name="P87"><text:span text:style-name="T20">TraceOpenError: all other direct TraceOpen related errors</text:span><text:line-break/></text:p>
        </text:list-item>
      </text:list>
      <text:p text:style-name="P37">And now the std errors that we also have to care for:</text:p>
      <text:list xml:id="list234033309984232" text:continue-numbering="true" text:style-name="L12">
        <text:list-item>
          <text:p text:style-name="P88">std::numeric error</text:p>
        </text:list-item>
        <text:list-item>
          <text:p text:style-name="P88">std::out_of_range: <text:s/>for all array / vector index things</text:p>
        </text:list-item>
        <text:list-item>
          <text:p text:style-name="P88">std::bad_alloc: for memory problems</text:p>
        </text:list-item>
        <text:list-item>
          <text:p text:style-name="P88">std::invalid_argument for other OS functions</text:p>
        </text:list-item>
        <text:list-item>
          <text:p text:style-name="P88">std::exception all the rest</text:p>
        </text:list-item>
      </text:list>
      <text:p text:style-name="P34"/>
      <text:p text:style-name="P27"/>
      <text:p text:style-name="P28"><text:span text:style-name="T5">„When an exception is thrown and control passes from a try block to a handler, </text:span><text:span text:style-name="T6">the C++ run time calls destructors for all automatic objects constructed since the beginning of the try block. This process is called </text:span><text:span text:style-name="Emphasis"><text:span text:style-name="T6">stack unwinding</text:span></text:span><text:span text:style-name="T6">.</text:span><text:span text:style-name="T5"> The automatic objects are destroyed in reverse order of their construction.“</text:span></text:p>
      <text:p text:style-name="P28"/>
      <text:p text:style-name="P82"/>
      <text:p text:style-name="P26"/>
      <text:p text:style-name="P25">Ref.:</text:p>
      <text:p text:style-name="P25">https://isocpp.org/wiki/faq/exceptions#exceptions-avoid-spreading-out-error-logic</text:p>
      <text:p text:style-name="P20"/>
      <text:p text:style-name="P20"/>
      <text:p text:style-name="P35">Testing</text:p>
      <text:p text:style-name="P31"/>
      <text:p text:style-name="P31"/>
      <text:list xml:id="list3019646610288378909" text:style-name="L13">
        <text:list-item>
          <text:p text:style-name="P80">Test often and automatically.</text:p>
        </text:list-item>
        <text:list-item>
          <text:p text:style-name="P80">Write IMMEDIATELY for every function/class one (or more) testfunctionalities (all located in the folder test )</text:p>
        </text:list-item>
        <text:list-item>
          <text:p text:style-name="P80">For every bug that you found: write a testcase</text:p>
        </text:list-item>
        <text:list-item>
          <text:p text:style-name="P80">Design for testing (not to many parameters for a function, no large functions)</text:p>
        </text:list-item>
        <text:list-item>
          <text:p text:style-name="P80">Check at least for:</text:p>
          <text:list>
            <text:list-item>
              <text:p text:style-name="P80">some representative good input</text:p>
            </text:list-item>
            <text:list-item>
              <text:p text:style-name="P80">bad / wrong input</text:p>
            </text:list-item>
            <text:list-item>
              <text:p text:style-name="P80">boundary values as input</text:p>
            </text:list-item>
            <text:list-item>
              <text:p text:style-name="P80">Zeros</text:p>
            </text:list-item>
            <text:list-item>
              <text:p text:style-name="P80">Try to catch every branch</text:p>
            </text:list-item>
          </text:list>
        </text:list-item>
      </text:list>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DejaVu Sans" svg:font-family="'DejaVu Sans'"/>
    <style:font-face style:name="FreeSans" svg:font-family="FreeSans"/>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Ubuntu" svg:font-family="Ubuntu"/>
    <style:font-face style:name="Droid Sans Fallback1" svg:font-family="'Droid Sans Fallback'" style:font-family-generic="modern" style:font-pitch="fixed"/>
    <style:font-face style:name="Liberation Mono" svg:font-family="'Liberation Mono'" style:font-family-generic="modern" style:font-pitch="fixed"/>
    <style:font-face style:name="Ubuntu1" svg:font-family="Ubuntu"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Ubuntu" fo:font-family="Ubuntu"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Hindi1" style:font-family-complex="'Lohit Hindi'"/>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000000" style:text-outline="false" style:text-line-through-style="none" style:text-line-through-type="none" style:font-name="DejaVu Sans" fo:font-family="'DejaVu San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000000" style:text-outline="false" style:text-line-through-style="none" style:text-line-through-type="none" style:font-name="DejaVu Sans" fo:font-family="'DejaVu San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000000" style:text-outline="false" style:text-line-through-style="none" style:text-line-through-type="none" style:font-name="DejaVu Sans" fo:font-family="'DejaVu Sans'"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cm" fo:margin-bottom="0.4cm" loext:contextual-spacing="false"/>
      <style:text-properties fo:color="#000000" style:text-outline="false" style:text-line-through-style="none" style:text-line-through-type="none" style:font-name="DejaVu Sans" fo:font-family="'DejaVu Sans'"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top="0cm" fo:margin-bottom="0.3cm" loext:contextual-spacing="false"/>
      <style:text-properties fo:color="#000000" style:text-outline="false" style:text-line-through-style="none" style:text-line-through-type="none" style:font-name="DejaVu Sans" fo:font-family="'DejaVu Sans'"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top="0cm" fo:margin-bottom="0.199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cm" fo:margin-bottom="0.101cm" loext:contextual-spacing="false"/>
      <style:text-properties fo:color="#000000"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Haist</meta:initial-creator>
    <meta:creation-date>2016-07-11T22:38:22</meta:creation-date>
    <dc:date>2017-04-22T23:40:31.669376078</dc:date>
    <meta:editing-duration>PT7H46S</meta:editing-duration>
    <meta:editing-cycles>45</meta:editing-cycles>
    <meta:generator>LibreOffice/5.1.6.2$Linux_X86_64 LibreOffice_project/10m0$Build-2</meta:generator>
    <meta:document-statistic meta:table-count="0" meta:image-count="0" meta:object-count="0" meta:page-count="7" meta:paragraph-count="164" meta:word-count="2104" meta:character-count="12228" meta:non-whitespace-character-count="10330"/>
  </office:meta>
</office:document-meta>
</file>